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0E00000007C5E6B97912611C6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6.207cm" style:rel-column-width="55898*"/>
    </style:style>
    <style:style style:name="Tableau1.B" style:family="table-column">
      <style:table-column-properties style:column-width="2.794cm" style:rel-column-width="9637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f91ece" officeooo:paragraph-rsid="010faa16"/>
    </style:style>
    <style:style style:name="P10" style:family="paragraph" style:parent-style-name="Table_20_Contents">
      <style:paragraph-properties fo:text-align="center" style:justify-single-word="false"/>
      <style:text-properties officeooo:rsid="012442a8" officeooo:paragraph-rsid="012442a8"/>
    </style:style>
    <style:style style:name="P11" style:family="paragraph" style:parent-style-name="Table_20_Contents">
      <style:text-properties officeooo:rsid="0143312d" officeooo:paragraph-rsid="0143312d"/>
    </style:style>
    <style:style style:name="P12" style:family="paragraph" style:parent-style-name="Table_20_Contents">
      <style:text-properties officeooo:rsid="0143312d" officeooo:paragraph-rsid="0144826a"/>
    </style:style>
    <style:style style:name="P13" style:family="paragraph" style:parent-style-name="Table_20_Contents">
      <style:text-properties officeooo:rsid="0143312d" officeooo:paragraph-rsid="01630027"/>
    </style:style>
    <style:style style:name="P14" style:family="paragraph" style:parent-style-name="Table_20_Contents">
      <style:text-properties officeooo:rsid="01409737" officeooo:paragraph-rsid="01409737"/>
    </style:style>
    <style:style style:name="P15" style:family="paragraph" style:parent-style-name="Table_20_Contents">
      <style:paragraph-properties fo:text-align="center" style:justify-single-word="false"/>
      <style:text-properties officeooo:rsid="0144826a" officeooo:paragraph-rsid="0144826a"/>
    </style:style>
    <style:style style:name="P16" style:family="paragraph" style:parent-style-name="Table_20_Contents">
      <style:text-properties officeooo:rsid="014981b0" officeooo:paragraph-rsid="014981b0"/>
    </style:style>
    <style:style style:name="P17" style:family="paragraph" style:parent-style-name="Table_20_Contents">
      <style:text-properties officeooo:rsid="014c42ed" officeooo:paragraph-rsid="014c42ed"/>
    </style:style>
    <style:style style:name="P18" style:family="paragraph" style:parent-style-name="Table_20_Contents">
      <style:text-properties officeooo:rsid="014ddaeb" officeooo:paragraph-rsid="014ddaeb"/>
    </style:style>
    <style:style style:name="P19" style:family="paragraph" style:parent-style-name="Table_20_Contents">
      <style:text-properties officeooo:rsid="014ddaeb" officeooo:paragraph-rsid="0154bb44"/>
    </style:style>
    <style:style style:name="P20" style:family="paragraph" style:parent-style-name="Table_20_Contents">
      <style:text-properties officeooo:rsid="014ddaeb" officeooo:paragraph-rsid="015792c6"/>
    </style:style>
    <style:style style:name="P21" style:family="paragraph" style:parent-style-name="Table_20_Contents">
      <style:text-properties officeooo:rsid="014fd254" officeooo:paragraph-rsid="014fd254"/>
    </style:style>
    <style:style style:name="P22" style:family="paragraph" style:parent-style-name="Table_20_Contents">
      <style:text-properties officeooo:rsid="01517416" officeooo:paragraph-rsid="0154bb44"/>
    </style:style>
    <style:style style:name="P23" style:family="paragraph" style:parent-style-name="Table_20_Contents">
      <style:paragraph-properties fo:text-align="center" style:justify-single-word="false"/>
      <style:text-properties officeooo:rsid="015221ab" officeooo:paragraph-rsid="015221ab"/>
    </style:style>
    <style:style style:name="P24" style:family="paragraph" style:parent-style-name="Table_20_Contents">
      <style:paragraph-properties fo:text-align="center" style:justify-single-word="false"/>
      <style:text-properties officeooo:rsid="015221ab" officeooo:paragraph-rsid="01540238"/>
    </style:style>
    <style:style style:name="P25" style:family="paragraph" style:parent-style-name="Table_20_Contents">
      <style:paragraph-properties fo:text-align="center" style:justify-single-word="false"/>
      <style:text-properties officeooo:rsid="015221ab" officeooo:paragraph-rsid="0154bb44"/>
    </style:style>
    <style:style style:name="P26" style:family="paragraph" style:parent-style-name="Table_20_Contents">
      <style:paragraph-properties fo:text-align="center" style:justify-single-word="false"/>
      <style:text-properties officeooo:rsid="015221ab" officeooo:paragraph-rsid="01610295"/>
    </style:style>
    <style:style style:name="P27" style:family="paragraph" style:parent-style-name="Table_20_Contents">
      <style:text-properties officeooo:rsid="01466b5b" officeooo:paragraph-rsid="0154bb44"/>
    </style:style>
    <style:style style:name="P28" style:family="paragraph" style:parent-style-name="Table_20_Contents">
      <style:text-properties officeooo:rsid="015cf833" officeooo:paragraph-rsid="015cf833"/>
    </style:style>
    <style:style style:name="P29" style:family="paragraph" style:parent-style-name="Table_20_Contents">
      <style:text-properties officeooo:rsid="015dd3ec" officeooo:paragraph-rsid="015dd3ec"/>
    </style:style>
    <style:style style:name="P30" style:family="paragraph" style:parent-style-name="Table_20_Contents">
      <style:text-properties officeooo:rsid="01610295" officeooo:paragraph-rsid="01610295"/>
    </style:style>
    <style:style style:name="P31" style:family="paragraph" style:parent-style-name="Table_20_Contents">
      <style:text-properties officeooo:rsid="015792c6" officeooo:paragraph-rsid="015792c6"/>
    </style:style>
    <style:style style:name="P32" style:family="paragraph" style:parent-style-name="Table_20_Contents">
      <style:text-properties officeooo:rsid="0163cfe8" officeooo:paragraph-rsid="0163cfe8"/>
    </style:style>
    <style:style style:name="P33" style:family="paragraph" style:parent-style-name="Table_20_Contents">
      <style:text-properties officeooo:rsid="0163cfe8" officeooo:paragraph-rsid="01649443"/>
    </style:style>
    <style:style style:name="P34" style:family="paragraph" style:parent-style-name="Table_20_Contents">
      <style:text-properties officeooo:rsid="01641b2b" officeooo:paragraph-rsid="01641b2b"/>
    </style:style>
    <style:style style:name="P35" style:family="paragraph" style:parent-style-name="Table_20_Contents">
      <style:paragraph-properties fo:text-align="center" style:justify-single-word="false"/>
      <style:text-properties officeooo:rsid="01649443" officeooo:paragraph-rsid="01649443"/>
    </style:style>
    <style:style style:name="P36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P37" style:family="paragraph" style:parent-style-name="Table_20_Contents">
      <style:text-properties officeooo:rsid="014ddaeb" officeooo:paragraph-rsid="014ddaeb"/>
    </style:style>
    <style:style style:name="P38" style:family="paragraph" style:parent-style-name="Table_20_Contents">
      <style:paragraph-properties fo:text-align="center" style:justify-single-word="false"/>
      <style:text-properties officeooo:rsid="012442a8" officeooo:paragraph-rsid="012442a8"/>
    </style:style>
    <style:style style:name="P39" style:family="paragraph" style:parent-style-name="Table_20_Contents">
      <style:text-properties officeooo:rsid="01666d1c" officeooo:paragraph-rsid="01666d1c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officeooo:rsid="013f702b"/>
    </style:style>
    <style:style style:name="T4" style:family="text">
      <style:text-properties officeooo:rsid="0143312d"/>
    </style:style>
    <style:style style:name="T5" style:family="text">
      <style:text-properties officeooo:rsid="0147b774"/>
    </style:style>
    <style:style style:name="T6" style:family="text">
      <style:text-properties officeooo:rsid="014adcc1"/>
    </style:style>
    <style:style style:name="T7" style:family="text">
      <style:text-properties officeooo:rsid="015821f2"/>
    </style:style>
    <style:style style:name="T8" style:family="text">
      <style:text-properties officeooo:rsid="0158f5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Migration Odoo <text:span text:style-name="T4">BSA</text:span> <text:span text:style-name="T3">8</text:span> vers 1<text:span text:style-name="T4">4</text:span></text:p>
      <text:h text:style-name="Heading_20_1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8">Fait le</text:p>
            </table:table-cell>
          </table:table-row>
        </table:table-header-rows>
        <table:table-row>
          <table:table-cell table:style-name="Tableau1.A2" office:value-type="string">
            <text:p text:style-name="P12">Mettre en ligne le module</text:p>
          </table:table-cell>
          <table:table-cell table:style-name="Tableau1.B2" office:value-type="string">
            <text:p text:style-name="P15">18/12/21</text:p>
          </table:table-cell>
        </table:table-row>
        <table:table-row>
          <table:table-cell table:style-name="Tableau1.A2" office:value-type="string">
            <text:p text:style-name="P17">Revoir les séquences </text:p>
          </table:table-cell>
          <table:table-cell table:style-name="Tableau1.B2" office:value-type="string">
            <text:p text:style-name="P23">20/12/21</text:p>
          </table:table-cell>
        </table:table-row>
        <table:table-row>
          <table:table-cell table:style-name="Tableau1.A2" office:value-type="string">
            <text:p text:style-name="P27">Masquer menu « Discussion » <text:span text:style-name="T5">et « Suivi des liens »</text:span></text:p>
          </table:table-cell>
          <table:table-cell table:style-name="Tableau1.B2" office:value-type="string">
            <text:p text:style-name="P24">20/12/21</text:p>
          </table:table-cell>
        </table:table-row>
        <table:table-row>
          <table:table-cell table:style-name="Tableau1.A2" office:value-type="string">
            <text:p text:style-name="P22">Rechercher le terme openerp et remplacer par odoo</text:p>
          </table:table-cell>
          <table:table-cell table:style-name="Tableau1.B2" office:value-type="string">
            <text:p text:style-name="P25">20/12/21</text:p>
          </table:table-cell>
        </table:table-row>
        <table:table-row>
          <table:table-cell table:style-name="Tableau1.A2" office:value-type="string">
            <text:p text:style-name="P30">Reprise partielle des fichiers .xml et .py</text:p>
          </table:table-cell>
          <table:table-cell table:style-name="Tableau1.B2" office:value-type="string">
            <text:p text:style-name="P26">20/12/21</text:p>
          </table:table-cell>
        </table:table-row>
        <table:table-row>
          <table:table-cell table:style-name="Tableau1.A2" office:value-type="string">
            <text:p text:style-name="P33">Élargir les formulaire (commande, factures,...)</text:p>
          </table:table-cell>
          <table:table-cell table:style-name="Tableau1.B2" office:value-type="string">
            <text:p text:style-name="P35">08/01/22</text:p>
          </table:table-cell>
        </table:table-row>
        <table:table-row>
          <table:table-cell table:style-name="Tableau1.A2" office:value-type="string">
            <text:p text:style-name="P30"/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30"/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34">Revoir le PDF de la facture pour les liens avec la commande et le piking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30"/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32">Dans la base d’origine renseigner les coordonnées de BSA pour ne pas le refaire à chaque migration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30"/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13">Faire la liste des menus et fonction à tester pour BSA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19">Reprendre les <text:span text:style-name="T4">fichiers</text:span> .py et <text:span text:style-name="T4">dé-commenter</text:span> les lignes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39">Remettre la gestion des alertes sur les commandes fournisseur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31">Revoir : </text:p>
            <text:p text:style-name="P20">account_invoice_view.xml</text:p>
            <text:p text:style-name="P20">account_move_line_view.xml</text:p>
            <text:p text:style-name="P20">mrp_production_view.xml <text:span text:style-name="T7">(ir.actions.server)</text:span></text:p>
            <text:p text:style-name="P20">mrp_view.xml <text:span text:style-name="T7">(mrp.production.workcenter)</text:span></text:p>
            <text:p text:style-name="P20">product_view.xml <text:span text:style-name="T8">(ir.actions.server)</text:span></text:p>
            <text:p text:style-name="P20">purchase_view.xml</text:p>
            <text:p text:style-name="P20">sale_view.xml</text:p>
            <text:p text:style-name="P20">stock_view.xml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28">Tester les Wizard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21">Repartir d’une base vierge et installer le module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2">Migrer les PDF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1">Commencer la migration des données</text:p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1">Voir comment traiter les gamme et gammes génériques</text:p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6">Installer les modules pour les projets et le <text:span text:style-name="T6">gantt</text:span></text:p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29">Impression étiquettes</text:p>
          </table:table-cell>
          <table:table-cell table:style-name="Tableau1.B2" office:value-type="string">
            <text:p text:style-name="P9"/>
          </table:table-cell>
        </table:table-row>
        <text:soft-page-break/>
        <table:table-row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9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199cm" fo:margin-right="0.199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16.933cm" style:rel-column-width="58404*"/>
    </style:style>
    <style:style style:name="Tableau4.B" style:family="table-column">
      <style:table-column-properties style:column-width="2.067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2</text:page-number>/<text:page-count>2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2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bsa-8-vers-14.odt</text:file-name></text:p>
              </table:table-cell>
              <table:table-cell table:style-name="Tableau9.A1" office:value-type="string">
                <text:p text:style-name="MP7">Imprimé le <text:date style:data-style-name="N10037" text:date-value="2022-01-12T15:20:50.253835762">12/01/22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2-01-12T15:20:50.157792344</dc:date>
    <meta:print-date>2020-11-18T14:59:22.507399557</meta:print-date>
    <meta:editing-cycles>990</meta:editing-cycles>
    <meta:editing-duration>P7DT1H45M36S</meta:editing-duration>
    <meta:document-statistic meta:table-count="4" meta:image-count="0" meta:object-count="0" meta:page-count="2" meta:paragraph-count="45" meta:word-count="214" meta:character-count="1468" meta:non-whitespace-character-count="1296"/>
    <meta:user-defined meta:name="Info 1"/>
    <meta:user-defined meta:name="Info 2"/>
    <meta:user-defined meta:name="Info 3"/>
    <meta:user-defined meta:name="Info 4"/>
  </office:meta>
</office:document-meta>
</file>